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673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2in" svg:height="3.5449in" svg:x="5.2673in" svg:y="3.4197in">
            <draw:object draw:notify-on-update-of-ranges="Sheet1.D2:Sheet1.D65 Sheet1.E2:Sheet1.E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Vout X</text:p>
          </table:table-cell>
          <table:table-cell office:value-type="string" calcext:value-type="string">
            <text:p>Vout Y</text:p>
          </table:table-cell>
          <table:table-cell table:number-columns-repeated="3"/>
        </table:table-row>
        <table:table-row table:style-name="ro1">
          <table:table-cell office:value-type="float" office:value="0.000000038" calcext:value-type="float">
            <text:p>0.000000038</text:p>
          </table:table-cell>
          <table:table-cell office:value-type="float" office:value="-0.10067375195674" calcext:value-type="float">
            <text:p>-0.10067375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]*1000" office:value-type="float" office:value="-100.67375195674" calcext:value-type="float">
            <text:p>-100.6737519567</text:p>
          </table:table-cell>
        </table:table-row>
        <table:table-row table:style-name="ro1">
          <table:table-cell office:value-type="float" office:value="0.000000078" calcext:value-type="float">
            <text:p>0.000000078</text:p>
          </table:table-cell>
          <table:table-cell office:value-type="float" office:value="-0.0980732468309991" calcext:value-type="float">
            <text:p>-0.098073246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3]*1000" office:value-type="float" office:value="-98.0732468309991" calcext:value-type="float">
            <text:p>-98.073246831</text:p>
          </table:table-cell>
        </table:table-row>
        <table:table-row table:style-name="ro1">
          <table:table-cell office:value-type="float" office:value="0.000000118" calcext:value-type="float">
            <text:p>0.000000118</text:p>
          </table:table-cell>
          <table:table-cell office:value-type="float" office:value="-0.0952827761969518" calcext:value-type="float">
            <text:p>-0.095282776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4]*1000" office:value-type="float" office:value="-95.2827761969518" calcext:value-type="float">
            <text:p>-95.282776197</text:p>
          </table:table-cell>
        </table:table-row>
        <table:table-row table:style-name="ro1">
          <table:table-cell office:value-type="float" office:value="0.000000158" calcext:value-type="float">
            <text:p>0.000000158</text:p>
          </table:table-cell>
          <table:table-cell office:value-type="float" office:value="-0.0926851338321995" calcext:value-type="float">
            <text:p>-0.092685133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5]*1000" office:value-type="float" office:value="-92.6851338321995" calcext:value-type="float">
            <text:p>-92.6851338322</text:p>
          </table:table-cell>
        </table:table-row>
        <table:table-row table:style-name="ro1">
          <table:table-cell office:value-type="float" office:value="0.000000198" calcext:value-type="float">
            <text:p>0.000000198</text:p>
          </table:table-cell>
          <table:table-cell office:value-type="float" office:value="-0.0888272329048209" calcext:value-type="float">
            <text:p>-0.088827232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6]*1000" office:value-type="float" office:value="-88.8272329048209" calcext:value-type="float">
            <text:p>-88.8272329048</text:p>
          </table:table-cell>
        </table:table-row>
        <table:table-row table:style-name="ro1">
          <table:table-cell office:value-type="float" office:value="0.000000238" calcext:value-type="float">
            <text:p>0.000000238</text:p>
          </table:table-cell>
          <table:table-cell office:value-type="float" office:value="-0.0862332913629217" calcext:value-type="float">
            <text:p>-0.0862332914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7]*1000" office:value-type="float" office:value="-86.2332913629217" calcext:value-type="float">
            <text:p>-86.2332913629</text:p>
          </table:table-cell>
        </table:table-row>
        <table:table-row table:style-name="ro1">
          <table:table-cell office:value-type="float" office:value="0.000000278" calcext:value-type="float">
            <text:p>0.000000278</text:p>
          </table:table-cell>
          <table:table-cell office:value-type="float" office:value="-0.0834545185732648" calcext:value-type="float">
            <text:p>-0.0834545186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8]*1000" office:value-type="float" office:value="-83.4545185732648" calcext:value-type="float">
            <text:p>-83.4545185733</text:p>
          </table:table-cell>
        </table:table-row>
        <table:table-row table:style-name="ro1">
          <table:table-cell office:value-type="float" office:value="0.000000318" calcext:value-type="float">
            <text:p>0.000000318</text:p>
          </table:table-cell>
          <table:table-cell office:value-type="float" office:value="-0.0808671903026634" calcext:value-type="float">
            <text:p>-0.0808671903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9]*1000" office:value-type="float" office:value="-80.8671903026634" calcext:value-type="float">
            <text:p>-80.8671903027</text:p>
          </table:table-cell>
        </table:table-row>
        <table:table-row table:style-name="ro1">
          <table:table-cell office:value-type="float" office:value="0.000000358" calcext:value-type="float">
            <text:p>0.000000358</text:p>
          </table:table-cell>
          <table:table-cell office:value-type="float" office:value="-0.0753403362904836" calcext:value-type="float">
            <text:p>-0.0753403363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10]*1000" office:value-type="float" office:value="-75.3403362904836" calcext:value-type="float">
            <text:p>-75.3403362905</text:p>
          </table:table-cell>
        </table:table-row>
        <table:table-row table:style-name="ro1">
          <table:table-cell office:value-type="float" office:value="0.000000398" calcext:value-type="float">
            <text:p>0.000000398</text:p>
          </table:table-cell>
          <table:table-cell office:value-type="float" office:value="-0.0727532637912256" calcext:value-type="float">
            <text:p>-0.072753263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11]*1000" office:value-type="float" office:value="-72.7532637912256" calcext:value-type="float">
            <text:p>-72.7532637912</text:p>
          </table:table-cell>
        </table:table-row>
        <table:table-row table:style-name="ro1">
          <table:table-cell office:value-type="float" office:value="0.000000438" calcext:value-type="float">
            <text:p>0.000000438</text:p>
          </table:table-cell>
          <table:table-cell office:value-type="float" office:value="-0.0699864849417538" calcext:value-type="float">
            <text:p>-0.069986484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12]*1000" office:value-type="float" office:value="-69.9864849417538" calcext:value-type="float">
            <text:p>-69.9864849418</text:p>
          </table:table-cell>
        </table:table-row>
        <table:table-row table:style-name="ro1">
          <table:table-cell office:value-type="float" office:value="0.000000478" calcext:value-type="float">
            <text:p>0.000000478</text:p>
          </table:table-cell>
          <table:table-cell office:value-type="float" office:value="-0.0674104087416522" calcext:value-type="float">
            <text:p>-0.067410408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B13]*1000" office:value-type="float" office:value="-67.4104087416522" calcext:value-type="float">
            <text:p>-67.4104087417</text:p>
          </table:table-cell>
        </table:table-row>
        <table:table-row table:style-name="ro1">
          <table:table-cell office:value-type="float" office:value="0.000000518" calcext:value-type="float">
            <text:p>0.000000518</text:p>
          </table:table-cell>
          <table:table-cell office:value-type="float" office:value="-0.063589234482915" calcext:value-type="float">
            <text:p>-0.063589234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B14]*1000" office:value-type="float" office:value="-63.589234482915" calcext:value-type="float">
            <text:p>-63.5892344829</text:p>
          </table:table-cell>
        </table:table-row>
        <table:table-row table:style-name="ro1">
          <table:table-cell office:value-type="float" office:value="0.000000558" calcext:value-type="float">
            <text:p>0.000000558</text:p>
          </table:table-cell>
          <table:table-cell office:value-type="float" office:value="-0.0610164519439426" calcext:value-type="float">
            <text:p>-0.061016451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B15]*1000" office:value-type="float" office:value="-61.0164519439426" calcext:value-type="float">
            <text:p>-61.0164519439</text:p>
          </table:table-cell>
        </table:table-row>
        <table:table-row table:style-name="ro1">
          <table:table-cell office:value-type="float" office:value="0.000000598" calcext:value-type="float">
            <text:p>0.000000598</text:p>
          </table:table-cell>
          <table:table-cell office:value-type="float" office:value="-0.0582610182887847" calcext:value-type="float">
            <text:p>-0.0582610183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B16]*1000" office:value-type="float" office:value="-58.2610182887848" calcext:value-type="float">
            <text:p>-58.2610182888</text:p>
          </table:table-cell>
        </table:table-row>
        <table:table-row table:style-name="ro1">
          <table:table-cell office:value-type="float" office:value="0.000000638" calcext:value-type="float">
            <text:p>0.000000638</text:p>
          </table:table-cell>
          <table:table-cell office:value-type="float" office:value="-0.0556940686076261" calcext:value-type="float">
            <text:p>-0.055694068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B17]*1000" office:value-type="float" office:value="-55.6940686076261" calcext:value-type="float">
            <text:p>-55.6940686076</text:p>
          </table:table-cell>
        </table:table-row>
        <table:table-row table:style-name="ro1">
          <table:table-cell office:value-type="float" office:value="0.000000678" calcext:value-type="float">
            <text:p>0.000000678</text:p>
          </table:table-cell>
          <table:table-cell office:value-type="float" office:value="-0.0485132125473551" calcext:value-type="float">
            <text:p>-0.048513212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B18]*1000" office:value-type="float" office:value="-48.5132125473551" calcext:value-type="float">
            <text:p>-48.5132125474</text:p>
          </table:table-cell>
        </table:table-row>
        <table:table-row table:style-name="ro1">
          <table:table-cell office:value-type="float" office:value="0.000000718" calcext:value-type="float">
            <text:p>0.000000718</text:p>
          </table:table-cell>
          <table:table-cell office:value-type="float" office:value="-0.0459334126164792" calcext:value-type="float">
            <text:p>-0.0459334126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B19]*1000" office:value-type="float" office:value="-45.9334126164792" calcext:value-type="float">
            <text:p>-45.9334126165</text:p>
          </table:table-cell>
        </table:table-row>
        <table:table-row table:style-name="ro1">
          <table:table-cell office:value-type="float" office:value="0.000000758" calcext:value-type="float">
            <text:p>0.000000758</text:p>
          </table:table-cell>
          <table:table-cell office:value-type="float" office:value="-0.0431833597580678" calcext:value-type="float">
            <text:p>-0.043183359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B20]*1000" office:value-type="float" office:value="-43.1833597580678" calcext:value-type="float">
            <text:p>-43.1833597581</text:p>
          </table:table-cell>
        </table:table-row>
        <table:table-row table:style-name="ro1">
          <table:table-cell office:value-type="float" office:value="0.000000798" calcext:value-type="float">
            <text:p>0.000000798</text:p>
          </table:table-cell>
          <table:table-cell office:value-type="float" office:value="-0.0406233006467471" calcext:value-type="float">
            <text:p>-0.0406233006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B21]*1000" office:value-type="float" office:value="-40.6233006467471" calcext:value-type="float">
            <text:p>-40.6233006467</text:p>
          </table:table-cell>
        </table:table-row>
        <table:table-row table:style-name="ro1">
          <table:table-cell office:value-type="float" office:value="0.000000838" calcext:value-type="float">
            <text:p>0.000000838</text:p>
          </table:table-cell>
          <table:table-cell office:value-type="float" office:value="-0.0368284457242915" calcext:value-type="float">
            <text:p>-0.036828445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B22]*1000" office:value-type="float" office:value="-36.8284457242915" calcext:value-type="float">
            <text:p>-36.8284457243</text:p>
          </table:table-cell>
        </table:table-row>
        <table:table-row table:style-name="ro1">
          <table:table-cell office:value-type="float" office:value="0.000000878" calcext:value-type="float">
            <text:p>0.000000878</text:p>
          </table:table-cell>
          <table:table-cell office:value-type="float" office:value="-0.0342706079087163" calcext:value-type="float">
            <text:p>-0.0342706079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B23]*1000" office:value-type="float" office:value="-34.2706079087163" calcext:value-type="float">
            <text:p>-34.2706079087</text:p>
          </table:table-cell>
        </table:table-row>
        <table:table-row table:style-name="ro1">
          <table:table-cell office:value-type="float" office:value="0.000000918" calcext:value-type="float">
            <text:p>0.000000918</text:p>
          </table:table-cell>
          <table:table-cell office:value-type="float" office:value="-0.0315313880879515" calcext:value-type="float">
            <text:p>-0.0315313881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B24]*1000" office:value-type="float" office:value="-31.5313880879515" calcext:value-type="float">
            <text:p>-31.531388088</text:p>
          </table:table-cell>
        </table:table-row>
        <table:table-row table:style-name="ro1">
          <table:table-cell office:value-type="float" office:value="0.000000958" calcext:value-type="float">
            <text:p>0.000000958</text:p>
          </table:table-cell>
          <table:table-cell office:value-type="float" office:value="-0.0289782509622839" calcext:value-type="float">
            <text:p>-0.028978251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B25]*1000" office:value-type="float" office:value="-28.9782509622839" calcext:value-type="float">
            <text:p>-28.9782509623</text:p>
          </table:table-cell>
        </table:table-row>
        <table:table-row table:style-name="ro1">
          <table:table-cell office:value-type="float" office:value="0.000000998" calcext:value-type="float">
            <text:p>0.000000998</text:p>
          </table:table-cell>
          <table:table-cell office:value-type="float" office:value="-0.0235289671247614" calcext:value-type="float">
            <text:p>-0.023528967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B26]*1000" office:value-type="float" office:value="-23.5289671247615" calcext:value-type="float">
            <text:p>-23.5289671248</text:p>
          </table:table-cell>
        </table:table-row>
        <table:table-row table:style-name="ro1">
          <table:table-cell office:value-type="float" office:value="0.000001038" calcext:value-type="float">
            <text:p>0.000001038</text:p>
          </table:table-cell>
          <table:table-cell office:value-type="float" office:value="-0.02096930682036" calcext:value-type="float">
            <text:p>-0.0209693068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B27]*1000" office:value-type="float" office:value="-20.96930682036" calcext:value-type="float">
            <text:p>-20.9693068204</text:p>
          </table:table-cell>
        </table:table-row>
        <table:table-row table:style-name="ro1">
          <table:table-cell office:value-type="float" office:value="0.000001078" calcext:value-type="float">
            <text:p>0.000001078</text:p>
          </table:table-cell>
          <table:table-cell office:value-type="float" office:value="-0.0182330968531138" calcext:value-type="float">
            <text:p>-0.0182330969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B28]*1000" office:value-type="float" office:value="-18.2330968531138" calcext:value-type="float">
            <text:p>-18.2330968531</text:p>
          </table:table-cell>
        </table:table-row>
        <table:table-row table:style-name="ro1">
          <table:table-cell office:value-type="float" office:value="0.000001118" calcext:value-type="float">
            <text:p>0.000001118</text:p>
          </table:table-cell>
          <table:table-cell office:value-type="float" office:value="-0.0156831173505455" calcext:value-type="float">
            <text:p>-0.0156831174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B29]*1000" office:value-type="float" office:value="-15.6831173505455" calcext:value-type="float">
            <text:p>-15.6831173505</text:p>
          </table:table-cell>
        </table:table-row>
        <table:table-row table:style-name="ro1">
          <table:table-cell office:value-type="float" office:value="0.000001158" calcext:value-type="float">
            <text:p>0.000001158</text:p>
          </table:table-cell>
          <table:table-cell office:value-type="float" office:value="-0.0119017709828241" calcext:value-type="float">
            <text:p>-0.011901771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B30]*1000" office:value-type="float" office:value="-11.9017709828241" calcext:value-type="float">
            <text:p>-11.9017709828</text:p>
          </table:table-cell>
        </table:table-row>
        <table:table-row table:style-name="ro1">
          <table:table-cell office:value-type="float" office:value="0.000001198" calcext:value-type="float">
            <text:p>0.000001198</text:p>
          </table:table-cell>
          <table:table-cell office:value-type="float" office:value="-0.00935077308529007" calcext:value-type="float">
            <text:p>-0.0093507731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B31]*1000" office:value-type="float" office:value="-9.35077308529007" calcext:value-type="float">
            <text:p>-9.3507730853</text:p>
          </table:table-cell>
        </table:table-row>
        <table:table-row table:style-name="ro1">
          <table:table-cell office:value-type="float" office:value="0.000001238" calcext:value-type="float">
            <text:p>0.000001238</text:p>
          </table:table-cell>
          <table:table-cell office:value-type="float" office:value="-0.00661846242254983" calcext:value-type="float">
            <text:p>-0.006618462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B32]*1000" office:value-type="float" office:value="-6.61846242254983" calcext:value-type="float">
            <text:p>-6.6184624225</text:p>
          </table:table-cell>
        </table:table-row>
        <table:table-row table:style-name="ro1">
          <table:table-cell office:value-type="float" office:value="0.000001278" calcext:value-type="float">
            <text:p>0.000001278</text:p>
          </table:table-cell>
          <table:table-cell office:value-type="float" office:value="-0.00407063312028853" calcext:value-type="float">
            <text:p>-0.004070633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B33]*1000" office:value-type="float" office:value="-4.07063312028853" calcext:value-type="float">
            <text:p>-4.0706331203</text:p>
          </table:table-cell>
        </table:table-row>
        <table:table-row table:style-name="ro1">
          <table:table-cell office:value-type="float" office:value="0.000001318" calcext:value-type="float">
            <text:p>0.000001318</text:p>
          </table:table-cell>
          <table:table-cell office:value-type="float" office:value="0.00396317774076576" calcext:value-type="float">
            <text:p>0.0039631777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B34]*1000" office:value-type="float" office:value="3.96317774076576" calcext:value-type="float">
            <text:p>3.9631777408</text:p>
          </table:table-cell>
        </table:table-row>
        <table:table-row table:style-name="ro1">
          <table:table-cell office:value-type="float" office:value="0.000001358" calcext:value-type="float">
            <text:p>0.000001358</text:p>
          </table:table-cell>
          <table:table-cell office:value-type="float" office:value="0.00656862042413841" calcext:value-type="float">
            <text:p>0.0065686204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B35]*1000" office:value-type="float" office:value="6.56862042413841" calcext:value-type="float">
            <text:p>6.5686204241</text:p>
          </table:table-cell>
        </table:table-row>
        <table:table-row table:style-name="ro1">
          <table:table-cell office:value-type="float" office:value="0.000001398" calcext:value-type="float">
            <text:p>0.000001398</text:p>
          </table:table-cell>
          <table:table-cell office:value-type="float" office:value="0.00931808708382865" calcext:value-type="float">
            <text:p>0.009318087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B36]*1000" office:value-type="float" office:value="9.31808708382865" calcext:value-type="float">
            <text:p>9.3180870838</text:p>
          </table:table-cell>
        </table:table-row>
        <table:table-row table:style-name="ro1">
          <table:table-cell office:value-type="float" office:value="0.000001438" calcext:value-type="float">
            <text:p>0.000001438</text:p>
          </table:table-cell>
          <table:table-cell office:value-type="float" office:value="0.0118736682430325" calcext:value-type="float">
            <text:p>0.011873668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B37]*1000" office:value-type="float" office:value="11.8736682430325" calcext:value-type="float">
            <text:p>11.873668243</text:p>
          </table:table-cell>
        </table:table-row>
        <table:table-row table:style-name="ro1">
          <table:table-cell office:value-type="float" office:value="0.000001478" calcext:value-type="float">
            <text:p>0.000001478</text:p>
          </table:table-cell>
          <table:table-cell office:value-type="float" office:value="0.0156574244825291" calcext:value-type="float">
            <text:p>0.015657424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B38]*1000" office:value-type="float" office:value="15.6574244825291" calcext:value-type="float">
            <text:p>15.6574244825</text:p>
          </table:table-cell>
        </table:table-row>
        <table:table-row table:style-name="ro1">
          <table:table-cell office:value-type="float" office:value="0.000001518" calcext:value-type="float">
            <text:p>0.000001518</text:p>
          </table:table-cell>
          <table:table-cell office:value-type="float" office:value="0.0182112563624341" calcext:value-type="float">
            <text:p>0.0182112564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B39]*1000" office:value-type="float" office:value="18.2112563624341" calcext:value-type="float">
            <text:p>18.2112563624</text:p>
          </table:table-cell>
        </table:table-row>
        <table:table-row table:style-name="ro1">
          <table:table-cell office:value-type="float" office:value="0.000001558" calcext:value-type="float">
            <text:p>0.000001558</text:p>
          </table:table-cell>
          <table:table-cell office:value-type="float" office:value="0.0209462489594544" calcext:value-type="float">
            <text:p>0.02094624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B40]*1000" office:value-type="float" office:value="20.9462489594544" calcext:value-type="float">
            <text:p>20.9462489595</text:p>
          </table:table-cell>
        </table:table-row>
        <table:table-row table:style-name="ro1">
          <table:table-cell office:value-type="float" office:value="0.000001598" calcext:value-type="float">
            <text:p>0.000001598</text:p>
          </table:table-cell>
          <table:table-cell office:value-type="float" office:value="0.0234972872904096" calcext:value-type="float">
            <text:p>0.0234972873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B41]*1000" office:value-type="float" office:value="23.4972872904096" calcext:value-type="float">
            <text:p>23.4972872904</text:p>
          </table:table-cell>
        </table:table-row>
        <table:table-row table:style-name="ro1">
          <table:table-cell office:value-type="float" office:value="0.000001638" calcext:value-type="float">
            <text:p>0.000001638</text:p>
          </table:table-cell>
          <table:table-cell office:value-type="float" office:value="0.0289437353325749" calcext:value-type="float">
            <text:p>0.0289437353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B42]*1000" office:value-type="float" office:value="28.9437353325749" calcext:value-type="float">
            <text:p>28.9437353326</text:p>
          </table:table-cell>
        </table:table-row>
        <table:table-row table:style-name="ro1">
          <table:table-cell office:value-type="float" office:value="0.000001678" calcext:value-type="float">
            <text:p>0.000001678</text:p>
          </table:table-cell>
          <table:table-cell office:value-type="float" office:value="0.0315082077463428" calcext:value-type="float">
            <text:p>0.0315082077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B43]*1000" office:value-type="float" office:value="31.5082077463428" calcext:value-type="float">
            <text:p>31.5082077463</text:p>
          </table:table-cell>
        </table:table-row>
        <table:table-row table:style-name="ro1">
          <table:table-cell office:value-type="float" office:value="0.000001718" calcext:value-type="float">
            <text:p>0.000001718</text:p>
          </table:table-cell>
          <table:table-cell office:value-type="float" office:value="0.0342493329001527" calcext:value-type="float">
            <text:p>0.0342493329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B44]*1000" office:value-type="float" office:value="34.2493329001527" calcext:value-type="float">
            <text:p>34.2493329002</text:p>
          </table:table-cell>
        </table:table-row>
        <table:table-row table:style-name="ro1">
          <table:table-cell office:value-type="float" office:value="0.000001758" calcext:value-type="float">
            <text:p>0.000001758</text:p>
          </table:table-cell>
          <table:table-cell office:value-type="float" office:value="0.0368055545477546" calcext:value-type="float">
            <text:p>0.0368055545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B45]*1000" office:value-type="float" office:value="36.8055545477546" calcext:value-type="float">
            <text:p>36.8055545478</text:p>
          </table:table-cell>
        </table:table-row>
        <table:table-row table:style-name="ro1">
          <table:table-cell office:value-type="float" office:value="0.000001798" calcext:value-type="float">
            <text:p>0.000001798</text:p>
          </table:table-cell>
          <table:table-cell office:value-type="float" office:value="0.0405983636081586" calcext:value-type="float">
            <text:p>0.0405983636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B46]*1000" office:value-type="float" office:value="40.5983636081586" calcext:value-type="float">
            <text:p>40.5983636082</text:p>
          </table:table-cell>
        </table:table-row>
        <table:table-row table:style-name="ro1">
          <table:table-cell office:value-type="float" office:value="0.000001838" calcext:value-type="float">
            <text:p>0.000001838</text:p>
          </table:table-cell>
          <table:table-cell office:value-type="float" office:value="0.0431600714566879" calcext:value-type="float">
            <text:p>0.0431600715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B47]*1000" office:value-type="float" office:value="43.1600714566879" calcext:value-type="float">
            <text:p>43.1600714567</text:p>
          </table:table-cell>
        </table:table-row>
        <table:table-row table:style-name="ro1">
          <table:table-cell office:value-type="float" office:value="0.000001878" calcext:value-type="float">
            <text:p>0.000001878</text:p>
          </table:table-cell>
          <table:table-cell office:value-type="float" office:value="0.0459049414378361" calcext:value-type="float">
            <text:p>0.0459049414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B48]*1000" office:value-type="float" office:value="45.9049414378361" calcext:value-type="float">
            <text:p>45.9049414378</text:p>
          </table:table-cell>
        </table:table-row>
        <table:table-row table:style-name="ro1">
          <table:table-cell office:value-type="float" office:value="0.000001918" calcext:value-type="float">
            <text:p>0.000001918</text:p>
          </table:table-cell>
          <table:table-cell office:value-type="float" office:value="0.0484662016598272" calcext:value-type="float">
            <text:p>0.0484662017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B49]*1000" office:value-type="float" office:value="48.4662016598272" calcext:value-type="float">
            <text:p>48.4662016598</text:p>
          </table:table-cell>
        </table:table-row>
        <table:table-row table:style-name="ro1">
          <table:table-cell office:value-type="float" office:value="0.000001958" calcext:value-type="float">
            <text:p>0.000001958</text:p>
          </table:table-cell>
          <table:table-cell office:value-type="float" office:value="0.0556323023210043" calcext:value-type="float">
            <text:p>0.055632302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B50]*1000" office:value-type="float" office:value="55.6323023210043" calcext:value-type="float">
            <text:p>55.632302321</text:p>
          </table:table-cell>
        </table:table-row>
        <table:table-row table:style-name="ro1">
          <table:table-cell office:value-type="float" office:value="0.000001998" calcext:value-type="float">
            <text:p>0.000001998</text:p>
          </table:table-cell>
          <table:table-cell office:value-type="float" office:value="0.0582293046564719" calcext:value-type="float">
            <text:p>0.0582293047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B51]*1000" office:value-type="float" office:value="58.2293046564719" calcext:value-type="float">
            <text:p>58.2293046565</text:p>
          </table:table-cell>
        </table:table-row>
        <table:table-row table:style-name="ro1">
          <table:table-cell office:value-type="float" office:value="0.000002038" calcext:value-type="float">
            <text:p>0.000002038</text:p>
          </table:table-cell>
          <table:table-cell office:value-type="float" office:value="0.0609918359256757" calcext:value-type="float">
            <text:p>0.0609918359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B52]*1000" office:value-type="float" office:value="60.9918359256757" calcext:value-type="float">
            <text:p>60.9918359257</text:p>
          </table:table-cell>
        </table:table-row>
        <table:table-row table:style-name="ro1">
          <table:table-cell office:value-type="float" office:value="0.000002078" calcext:value-type="float">
            <text:p>0.000002078</text:p>
          </table:table-cell>
          <table:table-cell office:value-type="float" office:value="0.0635657949193072" calcext:value-type="float">
            <text:p>0.0635657949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B53]*1000" office:value-type="float" office:value="63.5657949193072" calcext:value-type="float">
            <text:p>63.5657949193</text:p>
          </table:table-cell>
        </table:table-row>
        <table:table-row table:style-name="ro1">
          <table:table-cell office:value-type="float" office:value="0.000002118" calcext:value-type="float">
            <text:p>0.000002118</text:p>
          </table:table-cell>
          <table:table-cell office:value-type="float" office:value="0.0673852058575277" calcext:value-type="float">
            <text:p>0.0673852059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B54]*1000" office:value-type="float" office:value="67.3852058575277" calcext:value-type="float">
            <text:p>67.3852058575</text:p>
          </table:table-cell>
        </table:table-row>
        <table:table-row table:style-name="ro1">
          <table:table-cell office:value-type="float" office:value="0.000002158" calcext:value-type="float">
            <text:p>0.000002158</text:p>
          </table:table-cell>
          <table:table-cell office:value-type="float" office:value="0.0699653789508492" calcext:value-type="float">
            <text:p>0.069965379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B55]*1000" office:value-type="float" office:value="69.9653789508492" calcext:value-type="float">
            <text:p>69.9653789508</text:p>
          </table:table-cell>
        </table:table-row>
        <table:table-row table:style-name="ro1">
          <table:table-cell office:value-type="float" office:value="0.000002198" calcext:value-type="float">
            <text:p>0.000002198</text:p>
          </table:table-cell>
          <table:table-cell office:value-type="float" office:value="0.072730611507488" calcext:value-type="float">
            <text:p>0.0727306115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B56]*1000" office:value-type="float" office:value="72.730611507488" calcext:value-type="float">
            <text:p>72.7306115075</text:p>
          </table:table-cell>
        </table:table-row>
        <table:table-row table:style-name="ro1">
          <table:table-cell office:value-type="float" office:value="0.000002238" calcext:value-type="float">
            <text:p>0.000002238</text:p>
          </table:table-cell>
          <table:table-cell office:value-type="float" office:value="0.0753113432304566" calcext:value-type="float">
            <text:p>0.0753113432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B57]*1000" office:value-type="float" office:value="75.3113432304566" calcext:value-type="float">
            <text:p>75.3113432305</text:p>
          </table:table-cell>
        </table:table-row>
        <table:table-row table:style-name="ro1">
          <table:table-cell office:value-type="float" office:value="0.000002278" calcext:value-type="float">
            <text:p>0.000002278</text:p>
          </table:table-cell>
          <table:table-cell office:value-type="float" office:value="0.0808289124269175" calcext:value-type="float">
            <text:p>0.0808289124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B58]*1000" office:value-type="float" office:value="80.8289124269175" calcext:value-type="float">
            <text:p>80.8289124269</text:p>
          </table:table-cell>
        </table:table-row>
        <table:table-row table:style-name="ro1">
          <table:table-cell office:value-type="float" office:value="0.000002318" calcext:value-type="float">
            <text:p>0.000002318</text:p>
          </table:table-cell>
          <table:table-cell office:value-type="float" office:value="0.0834305729308737" calcext:value-type="float">
            <text:p>0.0834305729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B59]*1000" office:value-type="float" office:value="83.4305729308737" calcext:value-type="float">
            <text:p>83.4305729309</text:p>
          </table:table-cell>
        </table:table-row>
        <table:table-row table:style-name="ro1">
          <table:table-cell office:value-type="float" office:value="0.000002358" calcext:value-type="float">
            <text:p>0.000002358</text:p>
          </table:table-cell>
          <table:table-cell office:value-type="float" office:value="0.0862117441524326" calcext:value-type="float">
            <text:p>0.0862117442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B60]*1000" office:value-type="float" office:value="86.2117441524326" calcext:value-type="float">
            <text:p>86.2117441524</text:p>
          </table:table-cell>
        </table:table-row>
        <table:table-row table:style-name="ro1">
          <table:table-cell office:value-type="float" office:value="0.000002398" calcext:value-type="float">
            <text:p>0.000002398</text:p>
          </table:table-cell>
          <table:table-cell office:value-type="float" office:value="0.0888060990383928" calcext:value-type="float">
            <text:p>0.088806099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B61]*1000" office:value-type="float" office:value="88.8060990383928" calcext:value-type="float">
            <text:p>88.8060990384</text:p>
          </table:table-cell>
        </table:table-row>
        <table:table-row table:style-name="ro1">
          <table:table-cell office:value-type="float" office:value="0.000002438" calcext:value-type="float">
            <text:p>0.000002438</text:p>
          </table:table-cell>
          <table:table-cell office:value-type="float" office:value="0.0926608020093829" calcext:value-type="float">
            <text:p>0.092660802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B62]*1000" office:value-type="float" office:value="92.6608020093829" calcext:value-type="float">
            <text:p>92.6608020094</text:p>
          </table:table-cell>
        </table:table-row>
        <table:table-row table:style-name="ro1">
          <table:table-cell office:value-type="float" office:value="0.000002478" calcext:value-type="float">
            <text:p>0.000002478</text:p>
          </table:table-cell>
          <table:table-cell office:value-type="float" office:value="0.0952650704584595" calcext:value-type="float">
            <text:p>0.0952650705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B63]*1000" office:value-type="float" office:value="95.2650704584595" calcext:value-type="float">
            <text:p>95.2650704585</text:p>
          </table:table-cell>
        </table:table-row>
        <table:table-row table:style-name="ro1">
          <table:table-cell office:value-type="float" office:value="0.000002518" calcext:value-type="float">
            <text:p>0.000002518</text:p>
          </table:table-cell>
          <table:table-cell office:value-type="float" office:value="0.0980572367517716" calcext:value-type="float">
            <text:p>0.0980572368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B64]*1000" office:value-type="float" office:value="98.0572367517717" calcext:value-type="float">
            <text:p>98.0572367518</text:p>
          </table:table-cell>
        </table:table-row>
        <table:table-row table:style-name="ro1">
          <table:table-cell office:value-type="float" office:value="0.000002558" calcext:value-type="float">
            <text:p>0.000002558</text:p>
          </table:table-cell>
          <table:table-cell office:value-type="float" office:value="0.100663429865465" calcext:value-type="float">
            <text:p>0.1006634299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B65]*1000" office:value-type="float" office:value="100.663429865465" calcext:value-type="float">
            <text:p>100.66342986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 style:data-style-name="N2" text:time-value="18:31:16.8554416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8T18:31:48.441745524</dc:date>
    <dc:creator>Carsten Bruns</dc:creator>
    <meta:generator>LibreOffice/4.2.8.2$Linux_X86_64 LibreOffice_project/420$Build-2</meta:generator>
    <meta:editing-duration>P0D</meta:editing-duration>
    <meta:editing-cycles>2</meta:editing-cycles>
    <meta:document-statistic meta:table-count="1" meta:cell-count="2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3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scatter" chart:style-name="ch1">
        <chart:title svg:x="5.95cm" svg:y="0.316cm" chart:style-name="ch2">
          <text:p>VOA offset voltage</text:p>
        </chart:title>
        <chart:plot-area chart:style-name="ch3" table:cell-range-address="Sheet1.D2:Sheet1.E65" svg:x="1.331cm" svg:y="1.275cm" svg:width="14.357cm" svg:height="6.569cm">
          <chartooo:coordinate-region svg:x="2.323cm" svg:y="1.474cm" svg:width="13.365cm" svg:height="6.171cm"/>
          <chart:axis chart:dimension="x" chart:name="primary-x" chart:style-name="ch4">
            <chart:title svg:x="8.095cm" svg:y="8.024cm" chart:style-name="ch5">
              <text:p>code</text:p>
            </chart:title>
          </chart:axis>
          <chart:axis chart:dimension="y" chart:name="primary-y" chart:style-name="ch6">
            <chart:title svg:x="0.451cm" svg:y="5.37cm" chart:style-name="ch7">
              <text:p>offset [mV]</text:p>
            </chart:title>
            <chart:grid chart:style-name="ch8" chart:class="major"/>
          </chart:axis>
          <chart:series chart:style-name="ch9" chart:values-cell-range-address="Sheet1.E2:Sheet1.E65" chart:class="chart:scatter">
            <chart:domain table:cell-range-address="Sheet1.D2:Sheet1.D65"/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2:Sheet1.D65</svg:desc>
                </draw:g>
              </table:table-cell>
              <table:table-cell office:value-type="float" office:value="-100.67375195674">
                <text:p>-100.67375195674</text:p>
                <draw:g>
                  <svg:desc>Sheet1.E2:Sheet1.E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98.0732468309991">
                <text:p>-98.0732468309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95.2827761969518">
                <text:p>-95.28277619695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92.6851338321995">
                <text:p>-92.68513383219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88.8272329048209">
                <text:p>-88.82723290482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86.2332913629217">
                <text:p>-86.23329136292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83.4545185732648">
                <text:p>-83.45451857326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80.8671903026634">
                <text:p>-80.86719030266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75.3403362904836">
                <text:p>-75.34033629048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72.7532637912256">
                <text:p>-72.75326379122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69.9864849417538">
                <text:p>-69.98648494175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67.4104087416522">
                <text:p>-67.41040874165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63.589234482915">
                <text:p>-63.5892344829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61.0164519439426">
                <text:p>-61.01645194394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58.2610182887848">
                <text:p>-58.26101828878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55.6940686076261">
                <text:p>-55.69406860762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48.5132125473551">
                <text:p>-48.51321254735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45.9334126164792">
                <text:p>-45.93341261647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43.1833597580678">
                <text:p>-43.18335975806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40.6233006467471">
                <text:p>-40.62330064674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36.8284457242915">
                <text:p>-36.82844572429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34.2706079087163">
                <text:p>-34.27060790871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31.5313880879515">
                <text:p>-31.53138808795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28.9782509622839">
                <text:p>-28.97825096228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23.5289671247615">
                <text:p>-23.52896712476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20.96930682036">
                <text:p>-20.969306820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8.2330968531138">
                <text:p>-18.23309685311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5.6831173505455">
                <text:p>-15.68311735054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1.9017709828241">
                <text:p>-11.90177098282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9.35077308529007">
                <text:p>-9.350773085290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6.61846242254983">
                <text:p>-6.618462422549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4.07063312028853">
                <text:p>-4.070633120288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.96317774076576">
                <text:p>3.963177740765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6.56862042413841">
                <text:p>6.568620424138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9.31808708382865">
                <text:p>9.318087083828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1.8736682430325">
                <text:p>11.87366824303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5.6574244825291">
                <text:p>15.65742448252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8.2112563624341">
                <text:p>18.21125636243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0.9462489594544">
                <text:p>20.94624895945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3.4972872904096">
                <text:p>23.49728729040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8.9437353325749">
                <text:p>28.94373533257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1.5082077463428">
                <text:p>31.50820774634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4.2493329001527">
                <text:p>34.24933290015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6.8055545477546">
                <text:p>36.80555454775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0.5983636081586">
                <text:p>40.59836360815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3.1600714566879">
                <text:p>43.16007145668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5.9049414378361">
                <text:p>45.90494143783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8.4662016598272">
                <text:p>48.46620165982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5.6323023210043">
                <text:p>55.63230232100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8.2293046564719">
                <text:p>58.22930465647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60.9918359256757">
                <text:p>60.99183592567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63.5657949193072">
                <text:p>63.56579491930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67.3852058575277">
                <text:p>67.38520585752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69.9653789508492">
                <text:p>69.96537895084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72.730611507488">
                <text:p>72.7306115074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75.3113432304566">
                <text:p>75.31134323045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80.8289124269175">
                <text:p>80.82891242691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83.4305729308737">
                <text:p>83.43057293087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86.2117441524326">
                <text:p>86.21174415243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88.8060990383928">
                <text:p>88.80609903839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92.6608020093829">
                <text:p>92.66080200938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95.2650704584595">
                <text:p>95.26507045845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98.0572367517717">
                <text:p>98.05723675177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00.663429865465">
                <text:p>100.6634298654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